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8250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571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2836*"/>
    </style:style>
    <style:style style:name="Table2.B" style:family="table-column">
      <style:table-column-properties style:rel-column-width="14187*"/>
    </style:style>
    <style:style style:name="Table2.C" style:family="table-column">
      <style:table-column-properties style:rel-column-width="38510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8484*"/>
    </style:style>
    <style:style style:name="Table3.B" style:family="table-column">
      <style:table-column-properties style:rel-column-width="21845*"/>
    </style:style>
    <style:style style:name="Table3.C" style:family="table-column">
      <style:table-column-properties style:rel-column-width="25205*"/>
    </style:style>
    <style:style style:name="Table3.A1" style:family="table-cell">
      <style:table-cell-properties fo:border="none"/>
    </style:style>
  </office:automatic-styles>
  <office:body>
    <office:text>
      <text:p text:style-name="Title">BatchNormTraining</text:p>
      <text:p text:style-name="P1">BatchNormTraining <text:s text:c="1"/>// Compute mean and variance from the input.</text:p>
      <text:h text:style-name="Heading_20_1" text:outline-level="1">Description</text:h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nput</text:span></text:p>
          </table:table-cell>
          <table:table-cell table:style-name="Table1.A1" office:value-type="string">
            <text:p text:style-name="Table_20_Contents">real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gamm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bet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epsilon</text:span></text:p>
          </table:table-cell>
          <table:table-cell table:style-name="Table2.A1" office:value-type="string">
            <text:p text:style-name="Table_20_Contents"><text:span text:style-name="Source_Text">double</text:span></text:p>
          </table:table-cell>
          <table:table-cell table:style-name="Table2.A1" office:value-type="string">
            <text:p text:style-name="Table_20_Contents">Small bias added to variance to avoid division by 0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normalized</text:span></text:p>
          </table:table-cell>
          <table:table-cell table:style-name="Table3.A1" office:value-type="string">
            <text:p text:style-name="Table_20_Contents">same as <text:span text:style-name="Source_Text">gamma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Text">batch_mean</text:span></text:p>
          </table:table-cell>
          <table:table-cell table:style-name="Table3.A1" office:value-type="string">
            <text:p text:style-name="Table_20_Contents">same as <text:span text:style-name="Source_Text">gamma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Table_20_Contents"><text:span text:style-name="Source_Text">batch_variance</text:span></text:p>
          </table:table-cell>
          <table:table-cell table:style-name="Table3.A1" office:value-type="string">
            <text:p text:style-name="Table_20_Contents">same as <text:span text:style-name="Source_Text">gamma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</table:table-row>
      </table:table>
      <text:p text:style-name="First_20_paragraph">The <text:span text:style-name="Source_Text">batch_mean</text:span> and <text:span text:style-name="Source_Text">batch_variance</text:span> outputs are computed per-channel from <text:span text:style-name="Source_Text">input</text:span>.</text:p>
      <text:h text:style-name="Heading_20_1" text:outline-level="1">Mathematical Definition</text:h>
      <text:p text:style-name="First_20_paragraph">The axes of the input fall into two categories: positional and channel, with channel being axis 1. For each position, there are <draw:frame draw:style-name="fr1" text:anchor-type="as-char"><draw:object xlink:href="Formula-10/" xlink:type="simple" xlink:show="embed" xlink:actuate="onLoad"/></draw:frame> channel values, each normalized independently.</text:p>
      <text:p text:style-name="Text_20_body">Normalization of a channel sample is controlled by two values:</text:p>
      <text:list text:style-name="L1">
        <text:list-item>
          <text:p text:style-name="P2">the batch_mean <draw:frame draw:style-name="fr1" text:anchor-type="as-char"><draw:object xlink:href="Formula-12/" xlink:type="simple" xlink:show="embed" xlink:actuate="onLoad"/></draw:frame>, and</text:p>
        </text:list-item>
        <text:list-item>
          <text:p text:style-name="P2">the batch_variance <draw:frame draw:style-name="fr1" text:anchor-type="as-char"><draw:object xlink:href="Formula-14/" xlink:type="simple" xlink:show="embed" xlink:actuate="onLoad"/></draw:frame>;</text:p>
        </text:list-item>
      </text:list>
      <text:p text:style-name="First_20_paragraph">and by two scaling attributes: <draw:frame draw:style-name="fr1" text:anchor-type="as-char"><draw:object xlink:href="Formula-16/" xlink:type="simple" xlink:show="embed" xlink:actuate="onLoad"/></draw:frame> and <draw:frame draw:style-name="fr1" text:anchor-type="as-char"><draw:object xlink:href="Formula-18/" xlink:type="simple" xlink:show="embed" xlink:actuate="onLoad"/></draw:frame>.</text:p>
      <text:p text:style-name="Text_20_body">The values for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 come from computing the mean and variance of <text:span text:style-name="Source_Text">input</text:span>.</text:p>
      <text:p text:style-name="Text_20_body"><draw:frame draw:style-name="fr2" text:anchor-type="paragraph"><draw:object xlink:href="Formula-24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6/" xlink:type="simple" xlink:show="embed" xlink:actuate="onLoad"/></draw:frame></text:p>
      <text:h text:style-name="Heading_20_1" text:outline-level="1">C++ Interface</text:h>
      <text:p text:style-name="First_20_paragraph">ngraph::op::v0::BatchNormTrai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tchNormTraining</dc:title>
  </office:meta>
</office:document-meta>
</file>

<file path=Formula-0/content.xml><?xml version="1.0" encoding="utf-8"?>
<math xmlns="http://www.w3.org/1998/Math/MathML" display="inline">
  <mrow>
    <mo stretchy="false" form="prefix">(</mo>
    <mo>•</mo>
    <mo>,</mo>
    <mi>C</mi>
    <mo>,</mo>
    <mi>…</mi>
    <mo stretchy="false" form="postfix">)</mo>
  </mrow>
</math>
</file>

<file path=Formula-10/content.xml><?xml version="1.0" encoding="utf-8"?>
<math xmlns="http://www.w3.org/1998/Math/MathML" display="inline">
  <mi>C</mi>
</math>
</file>

<file path=Formula-12/content.xml><?xml version="1.0" encoding="utf-8"?>
<math xmlns="http://www.w3.org/1998/Math/MathML" display="inline">
  <mi>μ</mi>
</math>
</file>

<file path=Formula-14/content.xml><?xml version="1.0" encoding="utf-8"?>
<math xmlns="http://www.w3.org/1998/Math/MathML" display="inline">
  <msup>
    <mi>σ</mi>
    <mn>2</mn>
  </msup>
</math>
</file>

<file path=Formula-16/content.xml><?xml version="1.0" encoding="utf-8"?>
<math xmlns="http://www.w3.org/1998/Math/MathML" display="inline">
  <mi>γ</mi>
</math>
</file>

<file path=Formula-18/content.xml><?xml version="1.0" encoding="utf-8"?>
<math xmlns="http://www.w3.org/1998/Math/MathML" display="inline">
  <mi>β</mi>
</math>
</file>

<file path=Formula-2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20/content.xml><?xml version="1.0" encoding="utf-8"?>
<math xmlns="http://www.w3.org/1998/Math/MathML" display="inline">
  <mi>μ</mi>
</math>
</file>

<file path=Formula-22/content.xml><?xml version="1.0" encoding="utf-8"?>
<math xmlns="http://www.w3.org/1998/Math/MathML" display="inline">
  <msup>
    <mi>σ</mi>
    <mn>2</mn>
  </msup>
</math>
</file>

<file path=Formula-24/content.xml><?xml version="1.0" encoding="utf-8"?>
<math xmlns="http://www.w3.org/1998/Math/MathML" display="block">
  <mtable>
    <mtr>
      <mtd columnalign="right">
        <msub>
          <mi>μ</mi>
          <mi>c</mi>
        </msub>
      </mtd>
      <mtd columnalign="left">
        <mo>=</mo>
        <mo>𝔼</mo>
        <mrow>
          <mo stretchy="true" form="prefix">(</mo>
          <msub>
            <mstyle mathvariant="monospace">
              <mi>𝚒</mi>
              <mi>𝚗</mi>
              <mi>𝚙</mi>
              <mi>𝚞</mi>
              <mi>𝚝</mi>
            </mstyle>
            <mrow>
              <mo>•</mo>
              <mo>,</mo>
              <mi>c</mi>
              <mo>,</mo>
              <mi>…</mi>
            </mrow>
          </msub>
          <mo stretchy="true" form="postfix">)</mo>
        </mrow>
      </mtd>
    </mtr>
    <mtr>
      <mtd columnalign="right">
        <msubsup>
          <mi>σ</mi>
          <mi>c</mi>
          <mn>2</mn>
        </msubsup>
      </mtd>
      <mtd columnalign="left">
        <mo>=</mo>
        <mo>𝚅𝚊𝚛</mo>
        <mrow>
          <mo stretchy="true" form="prefix">(</mo>
          <msub>
            <mstyle mathvariant="monospace">
              <mi>𝚒</mi>
              <mi>𝚗</mi>
              <mi>𝚙</mi>
              <mi>𝚞</mi>
              <mi>𝚝</mi>
            </mstyle>
            <mrow>
              <mo>•</mo>
              <mo>,</mo>
              <mi>c</mi>
              <mo>,</mo>
              <mi>…</mi>
            </mrow>
          </msub>
          <mo stretchy="true" form="postfix">)</mo>
        </mrow>
      </mtd>
    </mtr>
    <mtr>
      <mtd columnalign="right">
        <msub>
          <mstyle mathvariant="monospace">
            <mi>𝚗</mi>
            <mi>𝚘</mi>
            <mi>𝚛</mi>
            <mi>𝚖</mi>
            <mi>𝚕</mi>
            <mi>𝚒</mi>
            <mi>𝚣</mi>
            <mi>𝚎</mi>
            <mi>𝚍</mi>
          </mstyle>
          <mrow>
            <mo>•</mo>
            <mo>,</mo>
            <mi>c</mi>
            <mo>,</mo>
            <mi>…</mi>
          </mrow>
        </msub>
      </mtd>
      <mtd columnalign="left">
        <mo>=</mo>
        <mfrac>
          <mrow>
            <msub>
              <mstyle mathvariant="monospace">
                <mi>𝚒</mi>
                <mi>𝚗</mi>
                <mi>𝚙</mi>
                <mi>𝚞</mi>
                <mi>𝚝</mi>
              </mstyle>
              <mrow>
                <mo>•</mo>
                <mo>,</mo>
                <mi>c</mi>
                <mo>,</mo>
                <mi>…</mi>
              </mrow>
            </msub>
            <mo>−</mo>
            <msub>
              <mi>μ</mi>
              <mi>c</mi>
            </msub>
          </mrow>
          <msqrt>
            <mrow>
              <msubsup>
                <mi>σ</mi>
                <mi>c</mi>
                <mn>2</mn>
              </msubsup>
              <mo>+</mo>
              <mi>ϵ</mi>
            </mrow>
          </msqrt>
        </mfrac>
        <msub>
          <mi>γ</mi>
          <mi>c</mi>
        </msub>
        <mo>+</mo>
        <msub>
          <mi>β</mi>
          <mi>c</mi>
        </msub>
      </mtd>
    </mtr>
  </mtable>
</math>
</file>

<file path=Formula-26/content.xml><?xml version="1.0" encoding="utf-8"?>
<math xmlns="http://www.w3.org/1998/Math/MathML" display="block">
  <mtable>
    <mtr>
      <mtd columnalign="right">
        <mo stretchy="false" form="prefix">[</mo>
        <mover>
          <mtext mathvariant="monospace">𝚒𝚗𝚙𝚞𝚝</mtext>
          <mo accent="true">¯</mo>
        </mover>
        <mo>,</mo>
        <mover>
          <mtext mathvariant="monospace">𝚐𝚊𝚖𝚖𝚊</mtext>
          <mo accent="true">¯</mo>
        </mover>
        <mo>,</mo>
        <mover>
          <mtext mathvariant="monospace">𝚋𝚎𝚝𝚊</mtext>
          <mo accent="true">¯</mo>
        </mover>
        <mo stretchy="false" form="postfix">]</mo>
        <mo>=</mo>
      </mtd>
    </mtr>
    <mtr>
      <mtd columnalign="right">
        <mstyle mathvariant="monospace">
          <mo>BatchNormTrainingBackprop</mo>
        </mstyle>
        <mo stretchy="false" form="prefix">(</mo>
        <mtext mathvariant="monospace">𝚒𝚗𝚙𝚞𝚝</mtext>
        <mo>,</mo>
        <mtext mathvariant="monospace">𝚐𝚊𝚖𝚖𝚊</mtext>
        <mo>,</mo>
        <mtext mathvariant="monospace">𝚋𝚎𝚝𝚊</mtext>
        <mo>,</mo>
        <mtext mathvariant="monospace">𝚖𝚎𝚊𝚗</mtext>
        <mo>,</mo>
        <mtext mathvariant="monospace">𝚟𝚊𝚛𝚒𝚊𝚗𝚌𝚎</mtext>
        <mo>,</mo>
        <mover>
          <mtext mathvariant="monospace">𝚗𝚘𝚛𝚖𝚎𝚍_𝚒𝚗𝚙𝚞𝚝</mtext>
          <mo accent="true">¯</mo>
        </mover>
        <mo stretchy="false" form="postfix">)</mo>
        <mi>.</mi>
      </mtd>
    </mtr>
  </mtable>
</math>
</file>

<file path=Formula-4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6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8/content.xml><?xml version="1.0" encoding="utf-8"?>
<math xmlns="http://www.w3.org/1998/Math/MathML" display="inline">
  <mrow>
    <mo stretchy="false" form="prefix">(</mo>
    <mi>C</mi>
    <mo stretchy="false" form="postfix">)</mo>
  </mrow>
</math>
</file>